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/>
      <style:text-properties style:font-name="Impact" fo:font-size="54pt" fo:font-style="normal" fo:text-shadow="1pt 1pt" fo:font-weight="normal" style:font-size-asian="54pt" style:font-style-asian="normal" style:font-weight-asian="normal" style:font-size-complex="54pt" style:font-style-complex="normal" style:font-weight-complex="normal"/>
    </style:style>
    <style:style style:name="P2" style:family="paragraph" style:parent-style-name="Frame_20_contents">
      <style:paragraph-properties fo:text-align="end" style:justify-single-word="false"/>
      <style:text-properties style:font-name="Impact" fo:font-size="66pt" fo:font-weight="bold" style:font-size-asian="66pt" style:font-weight-asian="bold" style:font-size-complex="66pt" style:font-weight-complex="bold"/>
    </style:style>
    <style:style style:name="P3" style:family="paragraph" style:parent-style-name="Frame_20_contents" style:master-page-name="">
      <style:paragraph-properties fo:text-align="center" style:justify-single-word="false" style:page-number="auto" fo:background-color="transparent" style:shadow="none" style:vertical-align="auto">
        <style:background-image/>
      </style:paragraph-properties>
      <style:text-properties style:font-name="Impact" fo:font-size="15pt" fo:font-weight="normal" style:font-size-asian="15pt" style:font-weight-asian="normal" style:font-size-complex="15pt" style:font-weight-complex="normal"/>
    </style:style>
    <style:style style:name="P4" style:family="paragraph" style:parent-style-name="Frame_20_contents" style:master-page-name="">
      <style:paragraph-properties fo:text-align="center" style:justify-single-word="false" style:page-number="auto" fo:background-color="transparent" style:shadow="none" style:vertical-align="auto">
        <style:background-image/>
      </style:paragraph-properties>
      <style:text-properties style:font-name="Impact" fo:font-size="12pt" fo:font-weight="normal" style:font-size-asian="12pt" style:font-weight-asian="normal" style:font-size-complex="12pt" style:font-weight-complex="normal"/>
    </style:style>
    <style:style style:name="P5" style:family="paragraph" style:parent-style-name="Frame_20_contents" style:master-page-name="">
      <style:paragraph-properties fo:text-align="center" style:justify-single-word="false" style:page-number="auto" fo:background-color="transparent" style:shadow="none" style:vertical-align="auto">
        <style:background-image/>
      </style:paragraph-properties>
      <style:text-properties style:font-name="Impact" fo:font-size="17pt" fo:font-weight="normal" style:font-size-asian="17pt" style:font-weight-asian="normal" style:font-size-complex="17pt" style:font-weight-complex="normal"/>
    </style:style>
    <style:style style:name="P6" style:family="paragraph" style:parent-style-name="Text_20_body">
      <style:paragraph-properties fo:margin-left="0.053cm" fo:margin-right="0.212cm" fo:margin-top="0cm" fo:margin-bottom="0cm" fo:line-height="100%" fo:text-align="center" style:justify-single-word="false" fo:text-indent="0cm" style:auto-text-indent="false"/>
      <style:text-properties style:font-name="Impac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7" style:family="paragraph" style:parent-style-name="Text_20_body" style:master-page-name="">
      <style:paragraph-properties fo:margin-left="0.053cm" fo:margin-right="0.212cm" fo:margin-top="0cm" fo:margin-bottom="0cm" fo:line-height="100%" fo:text-align="center" style:justify-single-word="false" fo:text-indent="0cm" style:auto-text-indent="false" style:page-number="auto"/>
      <style:text-properties style:font-name="Impact"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tem Description" text:anchor-type="page" text:anchor-page-number="1" svg:x="0.75cm" svg:y="1.05cm" svg:width="8.999cm" svg:height="5.5cm" draw:z-index="0">
        <draw:text-box>
          <text:p text:style-name="P1">NOVATION</text:p>
          <text:p text:style-name="P7">Bass Station 2</text:p>
          <text:p text:style-name="P6">3 Oscillator Mono Synthesizer</text:p>
        </draw:text-box>
      </draw:frame>
      <draw:frame draw:style-name="fr1" draw:name="Price" text:anchor-type="page" text:anchor-page-number="1" svg:x="1.499cm" svg:y="6.5cm" svg:width="7.999cm" svg:height="3cm" draw:z-index="1">
        <draw:text-box>
          <text:p text:style-name="P2">359.00</text:p>
        </draw:text-box>
      </draw:frame>
      <draw:frame draw:style-name="fr1" draw:name="Finance Cost" text:anchor-type="page" text:anchor-page-number="1" svg:x="1.401cm" svg:y="11cm" svg:width="2.499cm" svg:height="1.199cm" draw:z-index="2">
        <draw:text-box>
          <text:p text:style-name="P5">17.37</text:p>
        </draw:text-box>
      </draw:frame>
      <draw:frame draw:style-name="fr1" draw:name="Finance Duration" text:anchor-type="page" text:anchor-page-number="1" svg:x="6.65cm" svg:y="10.5cm" svg:width="1.101cm" svg:height="0.801cm" draw:z-index="3">
        <draw:text-box>
          <text:p text:style-name="P3">24</text:p>
        </draw:text-box>
      </draw:frame>
      <draw:frame draw:style-name="fr1" draw:name="Finance Interest" text:anchor-type="page" text:anchor-page-number="1" svg:x="6.699cm" svg:y="11.351cm" svg:width="1.101cm" svg:height="0.801cm" draw:z-index="4">
        <draw:text-box>
          <text:p text:style-name="P4">15.9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1cm" fo:margin-bottom="0.975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02T10:05:57.26</meta:creation-date>
    <meta:editing-duration>PT2H44M56S</meta:editing-duration>
    <meta:editing-cycles>3</meta:editing-cycles>
    <meta:generator>OpenOffice/4.1.1$Win32 OpenOffice.org_project/411m6$Build-9775</meta:generator>
    <meta:print-date>2017-06-03T11:33:09.23</meta:print-date>
    <dc:date>2017-06-03T11:45:11.62</dc:date>
    <meta:document-statistic meta:table-count="0" meta:image-count="0" meta:object-count="0" meta:page-count="1" meta:paragraph-count="7" meta:word-count="12" meta:character-count="68"/>
  </office:meta>
</office:document-meta>
</file>